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Heading_20_1" style:master-page-name="Standard">
      <style:paragraph-properties style:page-number="auto"/>
    </style:style>
    <style:style style:name="P12" style:family="paragraph" style:parent-style-name="Heading_20_1">
      <style:paragraph-properties fo:break-before="page"/>
    </style:style>
    <style:style style:name="P13" style:family="paragraph" style:parent-style-name="Heading_20_1" style:list-style-name="">
      <style:paragraph-properties fo:line-height="100%" fo:break-before="page">
        <style:tab-stops/>
      </style:paragraph-properties>
    </style:style>
    <style:style style:name="P14" style:family="paragraph" style:parent-style-name="Heading_20_2">
      <style:paragraph-properties fo:break-before="page"/>
    </style:style>
    <style:style style:name="P15" style:family="paragraph" style:parent-style-name="Heading_20_TOC" style:master-page-name="Index">
      <style:paragraph-properties style:page-number="1"/>
    </style:style>
    <style:style style:name="P16" style:family="paragraph" style:parent-style-name="Heading_20_3" style:list-style-name=""/>
    <style:style style:name="P17" style:family="paragraph" style:parent-style-name="Standard" style:master-page-name="Index">
      <style:paragraph-properties style:page-number="auto"/>
    </style:style>
    <style:style style:name="P18" style:family="paragraph" style:parent-style-name="Standard" style:list-style-name=""/>
    <style:style style:name="P19" style:family="paragraph" style:parent-style-name="Standard" style:list-style-name="">
      <style:paragraph-properties fo:line-height="100%">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beta4</text:p>
      <text:p text:style-name="P6">Native Microsoft Outlook Configuration Guide</text:p>
      <text:p text:style-name="P2"/>
      <text:p text:style-name="P17">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4 – January 2012</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6</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6</text:p>
          <text:p text:style-name="P9">Chapter 6<text:tab/>Commercial Support and Contact Information <text:s text:c="2"/><text:tab/>17</text:p>
        </text:index-body>
      </text:table-of-content>
      <text:p text:style-name="Standard"/>
      <text:h text:style-name="P11"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4</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2"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text:p>
      <text:p text:style-name="Standard">Once the packages are installed, refer to the Configuration chapter from this guide.</text:p>
      <text:h text:style-name="Heading_20_2" text:outline-level="2">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text:soft-page-break/>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4" text:outline-level="2">Samba 4</text:h>
      <text:p text:style-name="Text_20_body">First, we need to checkout the source from the <text:span text:style-name="Emphasis"><text:span text:style-name="T4">SOGo</text:span></text:span> branch<text:bookmark text:name="line-17"/><text:bookmark text:name="line-18"/><text:bookmark text:name="line-19"/><text:bookmark text:name="line-20"/><text:bookmark text:name="line-21"/> of the OpenChange's SVN server:</text:p>
      <text:p text:style-name="Code"><text:bookmark text:name="line-1-1"/>mkdir openchange</text:p>
      <text:p text:style-name="Code"><text:bookmark text:name="line-2-1"/>cd openchange</text:p>
      <text:p text:style-name="Code"><text:bookmark text:name="line-3-1"/>svn co -r 3576 http://svnmirror.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26"/><text:bookmark text:name="line-27"/><text:bookmark text:name="line-28"/><text:bookmark text:name="line-29"/><text:bookmark text:name="line-30"/><text:bookmark text:name="line-31"/><text:bookmark text:name="line-32"/><text:bookmark text:name="line-33"/><text:bookmark text:name="line-34"/>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5"/><text:bookmark text:name="line-36"/>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7. This is defined in <text:span text:style-name="Code_20__28_inline_29_">script/samba4_ver.sh</text:span><text:bookmark text:name="line-39"/><text:bookmark text:name="line-40"/></text:p>
      <text:p text:style-name="Code"><text:bookmark text:name="line-41"/><text:bookmark text:name="line-42"/><text:bookmark text:name="line-43"/><text:bookmark text:name="line-44"/><text:bookmark text:name="line-1-3"/>cd sogo</text:p>
      <text:p text:style-name="Code"><text:bookmark text:name="line-2-3"/>make samba</text:p>
      <text:p text:style-name="Code"><text:bookmark text:name="line-3-3"/>sudo ldconfig</text:p>
      <text:p text:style-name="Code"/>
      <text:p text:style-name="Text_20_body"><text:bookmark text:name="line-61"/><text:bookmark text:name="line-62"/>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8"/><text:bookmark text:name="line-69"/><text:span text:style-name="Teletype"><text:span text:style-name="T7"/></text:span></text:p>
      <text:p text:style-name="Text_20_body">This should yield an output similar to the following: <text:bookmark text:name="line-70"/><text:bookmark text:name="line-71"/><text:bookmark text:name="line-72"/><text:bookmark text:name="line-73"/><text:bookmark text:name="line-74"/><text:bookmark text:name="line-75"/><text:bookmark text:name="line-76"/><text:bookmark text:name="line-77"/><text:bookmark text:name="line-78"/><text:bookmark text:name="line-79"/><text:bookmark text:name="line-80"/><text:bookmark text:name="line-81"/><text:bookmark text:name="line-82"/><text:bookmark text:name="line-83"/><text:bookmark text:name="line-84"/><text:bookmark text:name="line-85"/><text:bookmark text:name="line-86"/><text:bookmark text:name="line-87"/><text:bookmark text:name="line-88"/><text:bookmark text:name="line-89"/><text:bookmark text:name="line-90"/><text:bookmark text:name="line-91"/><text:bookmark text:name="line-92"/><text:bookmark text:name="line-93"/><text:bookmark text:name="line-94"/><text:bookmark text:name="line-95"/><text:bookmark text:name="line-96"/><text:bookmark text:name="line-97"/><text:bookmark text:name="line-98"/><text:bookmark text:name="line-99"/><text:bookmark text:name="line-100"/><text:bookmark text:name="line-101"/><text:bookmark text:name="line-102"/><text:bookmark text:name="line-103"/><text:bookmark text:name="line-104"/><text:bookmark text:name="line-105"/><text:bookmark text:name="line-106"/><text:bookmark text:name="line-107"/><text:bookmark text:name="line-108"/><text:bookmark text:name="line-109"/><text:bookmark text:name="line-110"/><text:bookmark text:name="line-111"/></text:p>
      <text:p text:style-name="Code"><text:bookmark text:name="line-1-5"/>===============================================================</text:p>
      <text:p text:style-name="Code"><text:bookmark text:name="line-2-5"/><text:soft-page-break/>OpenChange Configuration (Please review)</text:p>
      <text:p text:style-name="Code"><text:bookmark text:name="line-3-5"/></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2"/><text:bookmark text:name="line-113"/>Compile and inst<text:span text:style-name="T9">all </text:span><text:a xlink:type="simple" xlink:href="http://wiki.sogo.nu/OpenChange"><text:span text:style-name="T10">OpenChange</text:span></text:a><text:span text:style-name="T9">: </text:span><text:bookmark text:name="line-114"/><text:bookmark text:name="line-115"/></text:p>
      <text:p text:style-name="Code"><text:bookmark text:name="line-116"/><text:bookmark text:name="line-117"/><text:bookmark text:name="line-118"/><text:bookmark text:name="line-119"/><text:bookmark text:name="line-1-6"/>make</text:p>
      <text:p text:style-name="Code"><text:bookmark text:name="line-2-6"/>sudo make install</text:p>
      <text:p text:style-name="Code"><text:bookmark text:name="line-3-6"/>sudo ldconfig</text:p>
      <text:p text:style-name="Code"/>
      <text:h text:style-name="P14" text:outline-level="2">SOGo and SOPE</text:h>
      <text:p text:style-name="Standard">First, you must get the SOGo and SOPE sources from Inverse's source repository. <text:bookmark text:name="line-132"/><text:bookmark text:name="line-133"/><text:bookmark text:name="line-134"/><text:bookmark text:name="line-135"/><text:bookmark text:name="line-136"/><text:bookmark text:name="line-137"/><text:bookmark text:name="line-138"/><text:bookmark text:name="line-139"/></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1671177e70db813fdffb9212e82fe12f8c88ce17 </text:p>
      <text:p text:style-name="Code"><text:bookmark text:name="line-6-4"/>mtn --db=~/db.mtn checkout --branch ca.inverse.sope SOPE --revision cab850e779e2a09f557a4a89dd3cc177ecc5b764</text:p>
      <text:p text:style-name="Code"/>
      <text:p text:style-name="Text_20_body"><text:bookmark text:name="line-140"/><text:bookmark text:name="line-141"/>SOPE has to be installed first since SOGo depends on it: <text:bookmark text:name="line-142"/><text:bookmark text:name="line-143"/><text:bookmark text:name="line-144"/><text:bookmark text:name="line-145"/><text:bookmark text:name="line-146"/><text:bookmark text:name="line-147"/></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8"/><text:bookmark text:name="line-149"/>Compile and install SOGo: <text:bookmark text:name="line-150"/><text:bookmark text:name="line-151"/><text:bookmark text:name="line-152"/><text:bookmark text:name="line-153"/><text:bookmark text:name="line-154"/><text:bookmark text:name="line-155"/></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5"/><text:bookmark text:name="line-166"/><text:bookmark text:name="line-167"/><text:bookmark text:name="line-168"/><text:bookmark text:name="line-169"/>:</text:p>
      <text:p text:style-name="Code"><text:bookmark text:name="line-1-10"/>cd OpenChange</text:p>
      <text:p text:style-name="Code"><text:bookmark text:name="line-2-10"/>make</text:p>
      <text:p text:style-name="Code">sudo PKG_CONFIG_PATH=$PKG_CONFIG_PATH make install</text:p>
      <text:h text:style-name="P12"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4"/><text:bookmark text:name="line-175"/><text:bookmark text:name="line-176"/><text:bookmark text:name="line-177"/></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7"/><text:bookmark text:name="line-188"/></text:p>
      <text:p text:style-name="Standard">Provision the OpenChange server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4"/><text:bookmark text:name="line-305"/></text:p>
      <text:h text:style-name="Heading_20_2" text:outline-level="2"><text:bookmark text:name="Samba_Configuration"/>Samba 4 Configuration</text:h>
      <text:p text:style-name="Text_20_body"><text:bookmark text:name="line-306"/><text:bookmark text:name="line-307"/>Add the following parameters to the <text:span text:style-name="Code_20__28_inline_29_">[global]</text:span> section of the <text:span text:style-name="Code_20__28_inline_29_">/usr/local/samba/etc/smb.conf</text:span><text:span text:style-name="T11"> (</text:span><text:span text:style-name="Code_20__28_inline_29_">/etc/samba4/smb.conf </text:span><text:span text:style-name="T11">or if you use the RPMs)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5"/><text:bookmark text:name="line-316"/>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 </text:p>
      <text:p text:style-name="Code"/>
      <text:p text:style-name="Text_20_body"><text:bookmark text:name="line-321"/><text:bookmark text:name="line-322"/>Start Samba 4 : <text:bookmark text:name="line-323"/><text:bookmark text:name="line-324"/><text:bookmark text:name="line-325"/></text:p>
      <text:p text:style-name="Code"><text:bookmark text:name="line-1-21"/>sudo /usr/local/samba/sbin/samba -d5 -i -M single</text:p>
      <text:p text:style-name="Code"/>
      <text:p text:style-name="Text_20_body"><text:bookmark text:name="line-326"/><text:bookmark text:name="line-327"/>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 If you use the RPMs, everything will be controlled with the <text:span text:style-name="T7">/etc/init.d/samba4</text:span> script.</text:p>
      <text:h text:style-name="P13"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text:bookmark text:name="line-2-17"/>cd ~/openchange/sogo/samba4</text:p>
      <text:p text:style-name="Code">sudo ./bin/samba-tool domain passwordsettings set --complexity=off</text:p>
      <text:p text:style-name="Code">sudo ./bin/samba-tool domain passwordsettings set --min-pwd-length=1</text:p>
      <text:p text:style-name="Code"><text:bookmark text:name="line-3-15"/>sudo ./bin/samba-tool user add &lt;username&gt;</text:p>
      <text:p text:style-name="Code">sudo ./bin/samba-tool user setexpiry &lt;username&gt;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lt;username&gt;</text:p>
      <text:p text:style-name="Code"><text:bookmark text:name="line-8-6"/></text:p>
      <text:p text:style-name="Code"><text:bookmark text:name="line-9-6"/># create the user's mailbox</text:p>
      <text:p text:style-name="Code"><text:bookmark text:name="line-10-6"/>sudo ./openchange_newuser --mailbox &lt;username&gt;</text:p>
      <text:p text:style-name="Code"/>
      <text:p text:style-name="Standard"><text:bookmark text:name="line-293"/><text:bookmark text:name="line-294"/>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296"/><text:bookmark text:name="line-297"/><text:bookmark text:name="line-298"/><text:bookmark text:name="line-299"/><text:bookmark text:name="line-300"/><text:bookmark text:name="line-301"/>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Monaco" text:outline-level="1">When using the RPMs, the <text:span text:style-name="T7">openchange.ldb</text:span> file is located in <text:span text:style-name="T7">/var/lib/samba4/private/</text:span></text:h>
      <text:h text:style-name="Monaco" text:outline-level="1">The newly created user can now use Microsoft Outlook.</text:h>
      <text:h text:style-name="P13"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8" text:outline-level="1">Start Microsoft Outlook and enter your username and password. It should will start to synchronize your mailbox. This could take a long time if you have many emails, events, tasks and contacts.</text:h>
      <text:h text:style-name="P13"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9" text:outline-level="1">The current version of the Native Microsoft Outlook compatibility layer has some limitations.</text:h>
      <text:h text:style-name="P19"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span text:style-name="T4">❏<text:tab/>If you face strange issues from Microsoft Outlook, you might want to remove any data </text:span><text:span text:style-name="T4">associated with the user from the SOGo server and recreate a Microsoft Outlook profile. To remove any data associated to a user, remove the </text:span><text:span text:style-name="T6">content (and not the directories </text:span><text:soft-page-break/><text:span text:style-name="T6">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p text:style-name="List">❏<text:tab/>Sharing mail folder is not supported</text:p>
      <text:h text:style-name="Heading_20_3" text:outline-level="3">Calendar</text:h>
      <text:p text:style-name="List">❏<text:tab/>You cannot have notes.</text:p>
      <text:p text:style-name="List">❏<text:tab/>Free-busy information will not be displayed properly.</text:p>
      <text:p text:style-name="List">❏<text:tab/>Labels will not work.</text:p>
      <text:p text:style-name="List">❏<text:tab/>Since Free/Busy is not yet implemented, it is not yet possible to open/create/delete events from a shared calendar.</text:p>
      <text:h text:style-name="P16" text:outline-level="3">Tasks</text:h>
      <text:p text:style-name="List">❏<text:tab/>You cannot have notes.</text:p>
      <text:p text:style-name="List">❏<text:tab/>Editing shared tasks from another account doesn't work correctly yet.</text:p>
      <text:p text:style-name="List">❏<text:tab/>Tasks with start/due dates created from Outlook might not appear correctly in SOGo due to a timezone issue.</text:p>
      <text:p text:style-name="List">❏<text:tab/>Reminders are not yet supported</text:p>
      <text:h text:style-name="Heading_20_3" text:outline-level="3">Contacts</text:h>
      <text:p text:style-name="List">❏<text:tab/>You cannot have pictures.</text:p>
      <text:p text:style-name="List">❏<text:tab/>You cannot have notes.</text:p>
      <text:p text:style-name="List">❏<text:tab/>Categories will not work.</text:p>
      <text:p text:style-name="List">❏<text:tab/>Under Microsoft Outlook 2010, the special folder “Suggested Contacts” will not work.</text:p>
      <text:h text:style-name="Heading_20_3" text:outline-level="3">Notes</text:h>
      <text:p text:style-name="List">❏<text:tab/>Notes are not synchronized in any ways with SOGo. The current version of SOGo lacks support for notes.</text:p>
      <text:p text:style-name="List"/>
      <text:h text:style-name="P19" text:outline-level="1">If you notice anything else, please send contact Inverse by sending an email to <text:a xlink:type="simple" xlink:href="mailto:support@inverse.ca">support@inverse.ca</text:a>.</text:h>
      <text:h text:style-name="P12"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1 Inverse inc.<text:tab/><text:tab/><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_Beta$Unix OpenOffice.org_project/Patch 0</meta:generator>
    <meta:creation-date>2008-10-24T09:42:32</meta:creation-date>
    <meta:editing-cycles>283</meta:editing-cycles>
    <meta:editing-duration>PT54H18M36S</meta:editing-duration>
    <dc:date>2012-01-18T13:57:50</dc:date>
    <meta:document-statistic meta:table-count="0" meta:image-count="2" meta:object-count="0" meta:page-count="19" meta:paragraph-count="285" meta:word-count="2596" meta:character-count="18905"/>
    <meta:user-defined meta:name="Info 1"/>
    <meta:user-defined meta:name="Info 2"/>
    <meta:user-defined meta:name="Info 3"/>
    <meta:user-defined meta:name="Info 4"/>
  </office:meta>
</office:document-meta>
</file>